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officeooo:rsid="0049ad04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6"><text:span text:style-name="T22">do text</text:span></text:p><text:p text:style-name="P16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1">S<text:span text:style-name="T7">PW - </text:span>Département des Permis et Autorisations - Direction de <text:span text:style-name="T17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s<text:span text:style-name="T8">sion</text:span> <text:span text:style-name="T9">de la demande de plans modificatifs</text:span></text:p>
      <text:p text:style-name="P5"/>
      <text:p text:style-name="P10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22">do text</text:span></text:p><text:p text:style-name="P16"><text:span text:style-name="T22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6"/>
      <text:p text:style-name="P6"><text:span text:style-name="T19">Monsieur le Fonctionnaire Technique</text:span>,</text:p>
      <text:p text:style-name="P6"/>
      <text:p text:style-name="P11">Dans le cadre de la demande dont question sous rubrique, vous trouverez, en annexe, une copie du courrier envoyé, au demandeur, conformément <text:span text:style-name="T21">à l'Arreté du Gouvernement Wallon du 4 juillet 2002 relatif à la procédure et à diverses mesures d'exécution du </text:span>décret <text:span text:style-name="T20">du 11 mars 1999 </text:span>relatif au<text:span text:style-name="T20">x permis d'environnement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WalloonRegionOpinionReques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9">Nous vous en souhaitons bonne réception et nous vous prions d'agréer, <text:span text:style-name="T1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2">do text</text:span></text:p><text:p text:style-name="P16"><text:span text:style-name="T2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6:12:57.969806370</dc:date>
    <dc:language>fr-FR</dc:language>
    <meta:editing-cycles>130</meta:editing-cycles>
    <meta:editing-duration>P1DT9H43M1S</meta:editing-duration>
    <dc:creator>bleybaert</dc:creator>
    <meta:document-statistic meta:table-count="0" meta:image-count="0" meta:object-count="0" meta:page-count="1" meta:paragraph-count="17" meta:word-count="199" meta:character-count="1515" meta:non-whitespace-character-count="1354"/>
    <meta:user-defined meta:name="Info 1"/>
    <meta:user-defined meta:name="Info 2"/>
    <meta:user-defined meta:name="Info 3"/>
    <meta:user-defined meta:name="Info 4"/>
  </office:meta>
</office:document-meta>
</file>